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MappingsFactory.lookupType( Object val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appingsFactory.fixNull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appingsFactory.getTypeId( Class class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ypeMappingsFactory.convertStringToSQLTyp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ings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ingsFactory.getSqlTyp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ingsFactory.TypeMappingsFa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TypeMappingsFactory.toObjectArray( Object o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ypeMappingsFactory.getSqlType( Class class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